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780000008C87593902A9AB9B8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language="pl" fo:country="PL"/>
    </style:style>
    <style:style style:name="P2" style:family="paragraph" style:parent-style-name="Standard">
      <style:text-properties fo:language="pl" fo:country="P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text</text:p>
      <text:p text:style-name="Standard"><draw:frame draw:style-name="fr1" draw:name="Picture 1" text:anchor-type="as-char" svg:width="1.693cm" svg:height="1.693cm" draw:z-index="0"><draw:image xlink:href="Pictures/10000000000001780000008C87593902A9AB9B8C.jpg" xlink:type="simple" xlink:show="embed" xlink:actuate="onLoad" draw:mime-type="image/jpeg"/><svg:desc>A picture containing game

Description automatically generated</svg:desc></draw:frame></text:p>
      <text:p text:style-name="P2">Lorem ipsum</text:p>
      <text:p text:style-name="Standard"><draw:frame draw:style-name="fr1" draw:name="Picture 2" text:anchor-type="as-char" svg:width="1.693cm" svg:height="1.693cm" draw:z-index="1"><draw:image xlink:href="Pictures/10000000000001780000008C87593902A9AB9B8C.jpg" xlink:type="simple" xlink:show="embed" xlink:actuate="onLoad" draw:mime-type="image/jpeg"/><svg:desc>A picture containing game

Description automatically generated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masz Jakut</meta:initial-creator>
    <meta:editing-cycles>2</meta:editing-cycles>
    <meta:creation-date>2020-09-28T11:24:00</meta:creation-date>
    <dc:date>2022-04-09T14:36:44.616205883</dc:date>
    <meta:editing-duration>PT1M59S</meta:editing-duration>
    <meta:generator>LibreOffice/7.1.3.2$MacOSX_X86_64 LibreOffice_project/47f78053abe362b9384784d31a6e56f8511eb1c1</meta:generator>
    <meta:document-statistic meta:table-count="0" meta:image-count="2" meta:object-count="0" meta:page-count="1" meta:paragraph-count="4" meta:word-count="4" meta:character-count="20" meta:non-whitespace-character-count="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